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erif1" svg:font-family="'DejaVu Serif'" style:font-family-generic="system" style:font-pitch="variable"/>
    <style:font-face style:name="Linux Libertine G1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0e5fe"/>
    </style:style>
    <style:style style:name="P2" style:family="paragraph" style:parent-style-name="Standard">
      <style:paragraph-properties fo:text-align="center" style:justify-single-word="false"/>
      <style:text-properties fo:color="#c9211e" style:font-name="Linux Libertine G" fo:font-size="14pt" fo:font-weight="bold" officeooo:rsid="0000e5fe" officeooo:paragraph-rsid="0000e5fe" style:font-name-asian="Linux Libertine G1" style:font-size-asian="14pt" style:font-weight-asian="bold" style:font-name-complex="Linux Libertine G1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inux Libertine G" fo:font-size="14pt" style:text-underline-style="solid" style:text-underline-width="auto" style:text-underline-color="font-color" fo:font-weight="bold" officeooo:rsid="0000e5fe" officeooo:paragraph-rsid="0000e5fe" style:font-name-asian="Linux Libertine G1" style:font-size-asian="14pt" style:font-weight-asian="bold" style:font-name-complex="Linux Libertine G1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inux Libertine G" fo:font-size="14pt" fo:font-weight="normal" officeooo:rsid="0000e5fe" officeooo:paragraph-rsid="0000e5fe" style:font-name-asian="Linux Libertine G1" style:font-size-asian="14pt" style:font-weight-asian="normal" style:font-name-complex="Linux Libertine G1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nux Libertine G" fo:font-size="14pt" fo:font-weight="normal" officeooo:rsid="0000e5fe" officeooo:paragraph-rsid="0004f374" style:font-name-asian="Linux Libertine G1" style:font-size-asian="14pt" style:font-weight-asian="normal" style:font-name-complex="Linux Libertine G1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nux Libertine G" fo:font-size="14pt" fo:font-weight="normal" officeooo:rsid="00024f19" officeooo:paragraph-rsid="00024f19" style:font-name-asian="Linux Libertine G1" style:font-size-asian="14pt" style:font-weight-asian="normal" style:font-name-complex="Linux Libertine G1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nux Libertine G" fo:font-size="14pt" fo:font-weight="normal" officeooo:rsid="00024f19" officeooo:paragraph-rsid="0004f374" style:font-name-asian="Linux Libertine G1" style:font-size-asian="14pt" style:font-weight-asian="normal" style:font-name-complex="Linux Libertine G1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style:font-name="Linux Libertine G" fo:font-size="14pt" fo:font-weight="normal" officeooo:rsid="0004f374" officeooo:paragraph-rsid="0004f374" style:font-name-asian="Linux Libertine G1" style:font-size-asian="14pt" style:font-weight-asian="normal" style:font-name-complex="Linux Libertine G1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nux Libertine G" fo:font-size="14pt" fo:font-weight="normal" officeooo:rsid="0004f374" officeooo:paragraph-rsid="0004f374" style:font-name-asian="Linux Libertine G1" style:font-size-asian="14pt" style:font-weight-asian="normal" style:font-name-complex="Linux Libertine G1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nux Libertine G" fo:font-size="14pt" fo:font-weight="bold" officeooo:rsid="0000e5fe" officeooo:paragraph-rsid="0000e5fe" style:font-name-asian="Linux Libertine G1" style:font-size-asian="14pt" style:font-weight-asian="bold" style:font-name-complex="Linux Libertine G1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Linux Libertine G" fo:font-size="14pt" fo:language="fr" fo:country="FR" fo:font-weight="normal" officeooo:rsid="0000e5fe" officeooo:paragraph-rsid="0000e5fe" style:font-name-asian="Linux Libertine G1" style:font-size-asian="14pt" style:font-weight-asian="normal" style:font-name-complex="Linux Libertine G1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04f374"/>
    </style:style>
    <style:style style:name="P13" style:family="paragraph" style:parent-style-name="Standard">
      <style:paragraph-properties fo:text-align="start" style:justify-single-word="false"/>
      <style:text-properties officeooo:paragraph-rsid="0000e5fe"/>
    </style:style>
    <style:style style:name="T1" style:family="text">
      <style:text-properties fo:color="#000000" style:font-name="Linux Libertine G" fo:font-size="14pt" fo:font-weight="normal" officeooo:rsid="00024f19" style:font-name-asian="Linux Libertine G1" style:font-size-asian="14pt" style:font-weight-asian="normal" style:font-name-complex="Linux Libertine G1" style:font-size-complex="14pt" style:font-weight-complex="normal"/>
    </style:style>
    <style:style style:name="T2" style:family="text">
      <style:text-properties fo:color="#000000" style:font-name="Linux Libertine G" fo:font-size="14pt" fo:font-weight="normal" officeooo:rsid="0000e5fe" style:font-name-asian="Linux Libertine G1" style:font-size-asian="14pt" style:font-weight-asian="normal" style:font-name-complex="Linux Libertine G1" style:font-size-complex="14pt" style:font-weight-complex="normal"/>
    </style:style>
    <style:style style:name="T3" style:family="text">
      <style:text-properties fo:color="#000000" style:font-name="Linux Libertine G" fo:font-size="14pt" fo:font-weight="normal" officeooo:rsid="0004f374" style:font-name-asian="Linux Libertine G1" style:font-size-asian="14pt" style:font-weight-asian="normal" style:font-name-complex="Linux Libertine G1" style:font-size-complex="14pt" style:font-weight-complex="normal"/>
    </style:style>
    <style:style style:name="T4" style:family="text">
      <style:text-properties fo:color="#000000" style:font-name="Linux Libertine G" fo:font-size="14pt" fo:language="fr" fo:country="FR" fo:font-weight="normal" officeooo:rsid="00024f19" style:font-name-asian="Linux Libertine G1" style:font-size-asian="14pt" style:font-weight-asian="normal" style:font-name-complex="Linux Libertine G1" style:font-size-complex="14pt" style:font-weight-complex="normal"/>
    </style:style>
    <style:style style:name="T5" style:family="text">
      <style:text-properties fo:color="#000000" style:font-name="Linux Libertine G" fo:font-size="14pt" fo:language="fr" fo:country="FR" fo:font-weight="normal" officeooo:rsid="0004f374" style:font-name-asian="Linux Libertine G1" style:font-size-asian="14pt" style:font-weight-asian="normal" style:font-name-complex="Linux Libertine G1" style:font-size-complex="14pt" style:font-weight-complex="normal"/>
    </style:style>
    <style:style style:name="T6" style:family="text">
      <style:text-properties fo:color="#000000" style:font-name="Arial" fo:font-size="20pt" style:text-underline-style="none" fo:font-weight="bold" officeooo:rsid="0000e5fe" style:font-name-asian="DejaVu Serif1" style:font-size-asian="20pt" style:font-weight-asian="bold" style:font-name-complex="DejaVu Serif1" style:font-size-complex="20pt" style:font-weight-complex="bold"/>
    </style:style>
    <style:style style:name="T7" style:family="text">
      <style:text-properties style:font-name="Arial" fo:font-size="20pt" style:text-underline-style="none" officeooo:rsid="0000e5fe" style:font-size-asian="20pt" style:font-size-complex="20pt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04f3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<text:s/></text:span><text:span text:style-name="T6">BILAN PROJET 12</text:span></text:p>
      <text:p text:style-name="P2">”SITE WEB POUR LES ASSOCIATIONS SPORTIVES DE LA COMMUNE”</text:p>
      <text:p text:style-name="P2"/>
      <text:p text:style-name="P3">Introduction</text:p>
      <text:p text:style-name="P3"/>
      <text:p text:style-name="P5">Les objectifs du projet 12 :</text:p>
      <text:list xml:id="list1437125602" text:style-name="L1">
        <text:list-item>
          <text:p text:style-name="P8">Réaliser un site web pour les associations sportives</text:p>
        </text:list-item>
        <text:list-item>
          <text:p text:style-name="P8">Utiliser la technologie Java JEE pour le back</text:p>
        </text:list-item>
        <text:list-item>
          <text:p text:style-name="P8">Utiliser Angular pour le front</text:p>
        </text:list-item>
        <text:list-item>
          <text:p text:style-name="P8">Utiliser MySQL pour la base de données</text:p>
        </text:list-item>
      </text:list>
      <text:p text:style-name="P5"/>
      <text:p text:style-name="P13"><text:span text:style-name="T2">Ce site permettra aux Associations </text:span><text:span text:style-name="T3">s</text:span><text:span text:style-name="T2">portives de partager des articles sur les actualités.</text:span></text:p>
      <text:p text:style-name="P13"><text:span text:style-name="T2">Il disposera </text:span><text:span text:style-name="T3">aussi à l’avenir</text:span><text:span text:style-name="T2"> d’une section forum (pas encore totalement implémentée).</text:span></text:p>
      <text:p text:style-name="P4"/>
      <text:p text:style-name="P4"/>
      <text:p text:style-name="P3">Les objectifs ont-ils été atteints ?</text:p>
      <text:p text:style-name="P11"/>
      <text:p text:style-name="P6">Pour les fonctionnalités principales, les <text:span text:style-name="T8">obje</text:span><text:span text:style-name="T9">c</text:span><text:span text:style-name="T8">tifs</text:span> ont bien été atteints, cependant, certaines fonctionnalités n’ont pas encore été implémentée, tel que “modification de compte”, “Créer un topic”, “Supprimer un topic”, “Ecrire un post”, “Supprimer un post”.</text:p>
      <text:p text:style-name="P12"><text:span text:style-name="T1">La fonctionnalité </text:span><text:span text:style-name="T4">principale </text:span><text:span text:style-name="T5">du site concernant </text:span><text:span text:style-name="T1">la publication d’article par catégorie ainsi que sa modification est </text:span><text:span text:style-name="T4">entièrement</text:span><text:span text:style-name="T1"> opérationnelle. </text:span></text:p>
      <text:p text:style-name="P12"><text:span text:style-name="T1">La création de compte et la connection à son compte </text:span><text:span text:style-name="T3">fonctionne parfaitement aussi.</text:span></text:p>
      <text:p text:style-name="P4"/>
      <text:p text:style-name="P4"/>
      <text:p text:style-name="P3">Les réussites du projet :</text:p>
      <text:p text:style-name="P10"/>
      <text:p text:style-name="P6">L’utilisation du Jason Web Token en tant que moyen d’identification de l’utilisateur.</text:p>
      <text:p text:style-name="P6">La mise en place de l’api JAVA. Les tests unitaire sur l’API et son code coverage de 74%.</text:p>
      <text:p text:style-name="P12"><text:span text:style-name="T1">L</text:span><text:span text:style-name="T3">e </text:span><text:span text:style-name="T1">front en Angular, même si </text:span><text:span text:style-name="T3">cette partie </text:span><text:span text:style-name="T1">reste </text:span><text:span text:style-name="T3">encore</text:span><text:span text:style-name="T1"> à améliorer. (</text:span><text:span text:style-name="T3">Le visuel principalement</text:span><text:span text:style-name="T1">)</text:span></text:p>
      <text:p text:style-name="P10"/>
      <text:p text:style-name="P10"/>
      <text:p text:style-name="P3">Les problèmes rencontrés : </text:p>
      <text:p text:style-name="P10"/>
      <text:p text:style-name="P9">Je n’avais jamais utilisé Angular auparavant et mes connaissances en Javascript était limitées. Angular utilise Typescript comme langage qui ressemble fortement à Javascript. </text:p>
      <text:p text:style-name="P9">Le css pour la partie reponsive du site.</text:p>
      <text:p text:style-name="P9"/>
      <text:p text:style-name="P7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erif1" svg:font-family="'DejaVu Serif'" style:font-family-generic="system" style:font-pitch="variable"/>
    <style:font-face style:name="Linux Libertine G1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9-21T14:24:26.402000000</dc:date>
    <meta:editing-duration>PT10M5S</meta:editing-duration>
    <meta:editing-cycles>2</meta:editing-cycles>
    <meta:document-statistic meta:table-count="0" meta:image-count="0" meta:object-count="0" meta:page-count="1" meta:paragraph-count="21" meta:word-count="233" meta:character-count="1512" meta:non-whitespace-character-count="1300"/>
  </office:meta>
</office:document-meta>
</file>